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color="#cfe7e5" draw:fill-hatch-name="Black_20_45_20_Degrees" draw:fill-hatch-solid="false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draw:fill="hatch" draw:fill-color="#cfe7e5" draw:fill-hatch-name="Black_20_45_20_Degrees" draw:fill-hatch-solid="false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cfe7e5" draw:fill-hatch-name="Black_20_-45_20_Degrees" draw:fill-hatch-solid="false" draw:textarea-horizontal-align="justify" draw:textarea-vertical-align="middle" draw:auto-grow-height="false"/>
    </style:style>
    <style:style style:name="gr5" style:family="graphic" style:parent-style-name="standard">
      <style:graphic-properties draw:fill="hatch" draw:fill-color="#cfe7e5" draw:fill-hatch-name="Red_20_Crossed_20_45_20_Degrees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152cm" draw:fill="none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g>
            <draw:custom-shape draw:style-name="gr1" draw:text-style-name="P1" draw:layer="layout" svg:width="2.54cm" svg:height="0.508cm" svg:x="3.159cm" svg:y="2.3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5.699cm" svg:y="2.3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8.239cm" svg:y="2.3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10.779cm" svg:y="2.3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2.54cm" svg:height="0.508cm" svg:x="3.159cm" svg:y="4.17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4cm" svg:height="0.508cm" svg:x="5.699cm" svg:y="4.1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8.239cm" svg:y="4.17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.54cm" svg:height="0.508cm" svg:x="10.779cm" svg:y="4.1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254cm" svg:height="0.508cm" svg:x="3.159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4cm" svg:height="0.508cm" svg:x="5.699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.54cm" svg:height="0.508cm" svg:x="10.779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3.413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381cm" svg:height="0.508cm" svg:x="3.921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508cm" svg:x="4.302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76cm" svg:height="0.508cm" svg:x="4.937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76cm" svg:height="0.508cm" svg:x="8.874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508cm" svg:x="8.239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254cm" svg:height="0.508cm" svg:x="9.636cm" svg:y="6.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81cm" svg:height="0.508cm" svg:x="9.89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508cm" svg:height="0.508cm" svg:x="10.271cm" svg:y="6.0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0.254cm" svg:height="0.508cm" svg:x="3.159cm" svg:y="7.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0.508cm" svg:x="5.699cm" svg:y="7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0.779cm" svg:y="7.9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08cm" svg:height="0.508cm" svg:x="3.413cm" svg:y="7.9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0.508cm" svg:x="3.921cm" svg:y="7.9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508cm" svg:x="4.302cm" svg:y="7.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1" draw:id="id1" draw:layer="layout" svg:width="0.776cm" svg:height="0.508cm" svg:x="4.937cm" svg:y="7.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" draw:id="id2" draw:layer="layout" svg:width="0.776cm" svg:height="0.508cm" svg:x="8.874cm" svg:y="7.9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508cm" svg:x="8.239cm" svg:y="7.9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54cm" svg:height="0.508cm" svg:x="9.636cm" svg:y="7.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1cm" svg:height="0.508cm" svg:x="9.89cm" svg:y="7.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3" draw:id="id3" draw:layer="layout" svg:width="0.508cm" svg:height="0.508cm" svg:x="10.271cm" svg:y="7.9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08cm" svg:height="1.397cm" svg:x="5.699cm" svg:y="10.517cm">
            <text:p text:style-name="P1"><text:span text:style-name="T1">Snapshot Block Stor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7" draw:text-style-name="P1" draw:layer="layout" draw:line-skew="-0.267cm" svg:x1="5.325cm" svg:y1="8.488cm" svg:x2="6.864cm" svg:y2="10.054cm" draw:start-shape="id1" draw:start-glue-point="2" svg:d="m5325 8488v767h1539v799">
            <text:p/>
          </draw:connector>
          <draw:connector draw:style-name="gr7" draw:text-style-name="P1" draw:layer="layout" draw:line-skew="-0.267cm" svg:x1="9.262cm" svg:y1="8.488cm" svg:x2="7.975cm" svg:y2="10.054cm" draw:start-shape="id2" draw:start-glue-point="2" svg:d="m9262 8488v767h-1287v799">
            <text:p/>
          </draw:connector>
          <draw:connector draw:style-name="gr7" draw:text-style-name="P1" draw:layer="layout" draw:line-skew="-0.267cm" svg:x1="10.525cm" svg:y1="8.488cm" svg:x2="9.615cm" svg:y2="10.054cm" draw:start-shape="id3" draw:start-glue-point="2" svg:d="m10525 8488v767h-910v799">
            <text:p/>
          </draw:connector>
          <draw:custom-shape draw:style-name="gr8" draw:text-style-name="P1" draw:layer="layout" svg:width="0.635cm" svg:height="4.318cm" svg:x="13.708cm" svg:y="2.39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3" draw:layer="layout" svg:width="2.667cm" svg:height="1.27cm" svg:x="14.589cm" svg:y="4.048cm">
            <draw:text-box>
              <text:p text:style-name="P1"><text:span text:style-name="T2">Inner-VM</text:span></text:p>
              <text:p text:style-name="P1"><text:span text:style-name="T2">Duplication</text:span></text:p>
            </draw:text-box>
          </draw:frame>
          <draw:frame draw:style-name="gr9" draw:text-style-name="P3" draw:layer="layout" svg:width="2.667cm" svg:height="1.27cm" svg:x="14.589cm" svg:y="7.477cm">
            <draw:text-box>
              <text:p text:style-name="P1"><text:span text:style-name="T2">Cross-VM</text:span></text:p>
              <text:p text:style-name="P1"><text:span text:style-name="T2">Duplication</text:span></text:p>
            </draw:text-box>
          </draw:frame>
          <draw:frame draw:style-name="gr9" draw:text-style-name="P4" draw:layer="layout" svg:width="3.81cm" svg:height="1.27cm" svg:x="4.429cm" svg:y="2.932cm">
            <draw:text-box>
              <text:p text:style-name="P1"><text:span text:style-name="T2">1. Segment level check-up</text:span></text:p>
            </draw:text-box>
          </draw:frame>
          <draw:frame draw:style-name="gr9" draw:text-style-name="P4" draw:layer="layout" svg:width="3.81cm" svg:height="1.27cm" svg:x="4.375cm" svg:y="4.81cm">
            <draw:text-box>
              <text:p text:style-name="P1"><text:span text:style-name="T2">2. Block level </text:span></text:p>
              <text:p text:style-name="P1"><text:span text:style-name="T2">check-up</text:span></text:p>
            </draw:text-box>
          </draw:frame>
          <draw:frame draw:style-name="gr9" draw:text-style-name="P4" draw:layer="layout" svg:width="3.81cm" svg:height="1.27cm" svg:x="4.429cm" svg:y="6.769cm">
            <draw:text-box>
              <text:p text:style-name="P1"><text:span text:style-name="T2">3. CDS </text:span></text:p>
              <text:p text:style-name="P1"><text:span text:style-name="T2">check-up</text:span></text:p>
            </draw:text-box>
          </draw:frame>
          <draw:custom-shape draw:style-name="gr10" draw:text-style-name="P1" draw:layer="layout" svg:width="0.889cm" svg:height="0.762cm" svg:x="7.804cm" svg:y="3.1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1" draw:layer="layout" svg:width="0.889cm" svg:height="0.762cm" svg:x="7.805cm" svg:y="4.9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1" draw:layer="layout" svg:width="0.889cm" svg:height="0.762cm" svg:x="7.806cm" svg:y="6.8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9" draw:text-style-name="P4" draw:layer="layout" svg:width="3.81cm" svg:height="1.27cm" svg:x="3.529cm" svg:y="9.269cm">
            <draw:text-box>
              <text:p text:style-name="P1"><text:span text:style-name="T2">Write Down</text:span></text:p>
            </draw:text-box>
          </draw:frame>
          <draw:frame draw:style-name="gr11" draw:text-style-name="P4" draw:layer="layout" svg:width="1.016cm" svg:height="1.199cm" svg:x="1.889cm" svg:y="2.297cm">
            <draw:text-box>
              <text:p><text:span text:style-name="T2">(a)</text:span></text:p>
            </draw:text-box>
          </draw:frame>
          <draw:frame draw:style-name="gr11" draw:text-style-name="P4" draw:layer="layout" svg:width="1.016cm" svg:height="1.199cm" svg:x="1.889cm" svg:y="2.298cm">
            <draw:text-box>
              <text:p><text:span text:style-name="T2">(a)</text:span></text:p>
            </draw:text-box>
          </draw:frame>
          <draw:frame draw:style-name="gr11" draw:text-style-name="P4" draw:layer="layout" svg:width="1.016cm" svg:height="1.199cm" svg:x="1.889cm" svg:y="4.048cm">
            <draw:text-box>
              <text:p><text:span text:style-name="T2">(b)</text:span></text:p>
            </draw:text-box>
          </draw:frame>
          <draw:frame draw:style-name="gr11" draw:text-style-name="P4" draw:layer="layout" svg:width="1.016cm" svg:height="0.758cm" svg:x="1.889cm" svg:y="5.999cm">
            <draw:text-box>
              <text:p><text:span text:style-name="T2">(c)</text:span></text:p>
            </draw:text-box>
          </draw:frame>
          <draw:frame draw:style-name="gr11" draw:text-style-name="P4" draw:layer="layout" svg:width="1.016cm" svg:height="1.199cm" svg:x="1.889cm" svg:y="7.899cm">
            <draw:text-box>
              <text:p><text:span text:style-name="T2">(d)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808080" draw:distance="0.02cm" draw:rotation="0"/>
    <draw:hatch draw:name="Red_20_Crossed_20_45_20_Degrees" draw:display-name="Red Crossed 45 Degrees" draw:style="double" draw:color="#800000" draw:distance="0.076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3.2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i Zhang</meta:initial-creator>
    <meta:creation-date>2012-02-23T15:54:36</meta:creation-date>
    <dc:date>2012-02-27T17:54:57</dc:date>
    <dc:creator>Wei Zhang</dc:creator>
    <meta:editing-duration>PT2H37M13S</meta:editing-duration>
    <meta:editing-cycles>4</meta:editing-cycles>
    <meta:generator>LibreOffice/3.4$Linux LibreOffice_project/340m1$Build-402</meta:generator>
    <meta:document-statistic meta:object-count="55"/>
  </office:meta>
</office:document-meta>
</file>